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5B7F99B8D627BF73D9.png" manifest:media-type="image/png"/>
  <manifest:file-entry manifest:full-path="Pictures/100026EB0000453A000023E71DD26F93B57D9ABF.svg" manifest:media-type="image/svg+xml"/>
  <manifest:file-entry manifest:full-path="Pictures/100002010000021C000001D495BB237A21309C01.png" manifest:media-type="image/png"/>
  <manifest:file-entry manifest:full-path="Pictures/100000000000078000000438BCA8C97278567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60.71cm" fo:min-width="60.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8.17cm" fo:min-width="57.9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0cm, 11.05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55.3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22.557cm" fo:min-width="42.373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7.628cm" fo:min-width="33.126cm"/>
    </style:style>
    <style:style style:name="gr8" style:family="graphic" style:parent-style-name="standard">
      <style:graphic-properties svg:stroke-color="#0000ff" draw:fill-color="#0000ff" draw:textarea-horizontal-align="justify" draw:textarea-vertical-align="middle" draw:auto-grow-height="false" fo:min-height="4.839cm" fo:min-width="9.11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36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88pt" style:font-size-asian="88pt" style:font-size-complex="88pt"/>
    </style:style>
    <style:style style:name="P5" style:family="paragraph">
      <loext:graphic-properties draw:fill-color="#ffffff"/>
      <style:paragraph-properties fo:text-align="center" style:writing-mode="lr-tb"/>
      <style:text-properties fo:font-size="88pt" style:font-size-asian="88pt" style:font-size-complex="88pt"/>
    </style:style>
    <style:style style:name="P6" style:family="paragraph"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96cm" svg:height="60.96cm" svg:x="28.97cm" svg:y="1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8.42cm" svg:height="58.42cm" svg:x="30.24cm" svg:y="12.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6.901cm" svg:height="10.668cm" svg:x="31cm" svg:y="13.472cm">
          <draw:image xlink:href="Pictures/100000000000078000000438BCA8C97278567E72.png" xlink:type="simple" xlink:show="embed" xlink:actuate="onLoad" loext:mime-type="image/png">
            <text:p/>
          </draw:image>
        </draw:frame>
        <draw:custom-shape draw:style-name="gr4" draw:text-style-name="P5" draw:layer="layout" svg:width="55.88cm" svg:height="3.048cm" svg:x="31.48cm" svg:y="67.7cm">
          <text:p text:style-name="P4"><text:span text:style-name="T1">Smart Asset Administration Shel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287cm" svg:height="12.382cm" svg:x="69.525cm" svg:y="54.658cm">
          <draw:image xlink:href="Pictures/100002010000021C000001D495BB237A21309C01.png" xlink:type="simple" xlink:show="embed" xlink:actuate="onLoad" loext:mime-type="image/png">
            <text:p/>
          </draw:image>
        </draw:frame>
        <draw:custom-shape draw:style-name="gr6" draw:text-style-name="P7" draw:layer="layout" svg:width="45.339cm" svg:height="25.273cm" svg:x="36.781cm" svg:y="27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5.56cm" svg:height="19.812cm" svg:x="41.67cm" svg:y="34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0.16cm" svg:height="5.639cm" svg:x="54.37cm" svg:y="25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ogo.svg" draw:style-name="gr9" draw:text-style-name="P6" draw:layer="layout" svg:width="20.32cm" svg:height="20.32cm" svg:x="49.29cm" svg:y="36.306cm">
          <draw:image xlink:href="Pictures/100026EB0000453A000023E71DD26F93B57D9ABF.svg" xlink:type="simple" xlink:show="embed" xlink:actuate="onLoad" loext:mime-type="image/svg+xml">
            <text:p/>
          </draw:image>
          <draw:image xlink:href="Pictures/100002010000029E0000015B7F99B8D627BF73D9.png" xlink:type="simple" xlink:show="embed" xlink:actuate="onLoad" loext:mime-type="image/png"/>
          <svg:title>THU_Logo_Subline_deutsch_CMYK</svg:titl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7:19.257003530</meta:creation-date>
    <dc:date>2021-06-25T15:12:02.223674731</dc:date>
    <meta:editing-duration>PT17M10S</meta:editing-duration>
    <meta:editing-cycles>5</meta:editing-cycles>
    <meta:generator>LibreOffice/6.4.7.2$Linux_X86_64 LibreOffice_project/40$Build-2</meta:generator>
    <meta:document-statistic meta:object-count="9"/>
  </office:meta>
</office:document-meta>
</file>